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cm" fo:margin-bottom="0cm" style:contextual-spacing="false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8">
      <style:paragraph-properties fo:margin-top="0cm" fo:margin-bottom="0cm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19">
      <style:paragraph-properties fo:margin-top="0cm" fo:margin-bottom="0cm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cm" fo:margin-bottom="0cm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cm" fo:margin-bottom="0cm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officeooo:rsid="000dbf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3" text:outline-level="3">2.1 Fundamentos de la Línea de Comandos</text:h>
      <text:p text:style-name="Text_20_body"><text:span text:style-name="Strong_20_Emphasis">Introducción:</text:span> La línea de comandos es una interfaz fundamental para interactuar con sistemas Linux. Aunque las interfaces gráficas (GUI) son comunes, la línea de comandos (CLI - Command Line Interface) ofrece mayor potencia, flexibilidad y eficiencia para muchas tareas administrativas y de desarrollo. Entender sus fundamentos es esencial.</text:p>
      <text:p text:style-name="Text_20_body"><text:span text:style-name="Strong_20_Emphasis">Componentes Clave:</text:span></text:p>
      <text:list text:style-name="L17">
        <text:list-item>
          <text:p text:style-name="P39"><text:span text:style-name="Strong_20_Emphasis">Terminal (o Consola):</text:span> Es la ventana o programa que te permite acceder a la línea de comandos. Antiguamente eran dispositivos físicos, hoy suelen ser emuladores de terminal (como GNOME Terminal, Konsole, xterm, o la consola virtual accesible con <text:span text:style-name="Source_20_Text">Ctrl+Alt+F1</text:span> a <text:span text:style-name="Source_20_Text">F6</text:span>). Proporciona la interfaz visual para interactuar con el Shell.</text:p>
        </text:list-item>
        <text:list-item>
          <text:p text:style-name="P39"><text:span text:style-name="Strong_20_Emphasis">Shell:</text:span> Es el intérprete de comandos. Es el programa que <text:span text:style-name="Emphasis">lee</text:span> los comandos que escribes, los <text:span text:style-name="Emphasis">interpreta</text:span> y le <text:span text:style-name="Emphasis">pide</text:span> al sistema operativo (kernel) que los <text:span text:style-name="Emphasis">ejecute</text:span>. Hay varios shells disponibles en Linux, siendo <text:span text:style-name="Strong_20_Emphasis">Bash (Bourne Again SHell)</text:span> el más común y el predeterminado en la mayoría de las distribuciones. Otros shells populares incluyen Zsh, Fish, Ksh, etc. El shell también proporciona funcionalidades como historial de comandos, autocompletado (con la tecla <text:span text:style-name="Source_20_Text">Tab</text:span>), gestión de trabajos, scripting, etc. Puedes saber qué shell estás usando con el comando <text:span text:style-name="Source_20_Text">echo $SHELL</text:span>.</text:p>
        </text:list-item>
        <text:list-item>
          <text:p text:style-name="P38"><text:span text:style-name="Strong_20_Emphasis">Prompt:</text:span> Es el símbolo o texto que muestra el shell para indicarte que está listo para recibir un comando. Suele incluir información útil como tu nombre de usuario, el nombre del host (máquina), y el directorio actual. Un prompt típico podría ser <text:span text:style-name="Source_20_Text">usuario@hostname:~$</text:span>. El símbolo <text:span text:style-name="Source_20_Text">$</text:span> indica un usuario normal, mientras que <text:span text:style-name="Source_20_Text">#</text:span> suele indicar el usuario root (superusuario).</text:p>
        </text:list-item>
      </text:list>
      <text:p text:style-name="Text_20_body"><text:span text:style-name="Strong_20_Emphasis">Sintaxis Básica de un Comando:</text:span> La estructura general de un comando en Linux es:</text:p>
      <text:p text:style-name="P40">Bash</text:p>
      <text:p text:style-name="P4"><text:span text:style-name="Source_20_Text">comando [opciones] [argumentos]</text:span></text:p>
      <text:list text:style-name="L18">
        <text:list-item>
          <text:p text:style-name="P42"><text:span text:style-name="Strong_20_Emphasis">Comando:</text:span> El nombre del programa o utilidad que quieres ejecutar (e.g., <text:span text:style-name="Source_20_Text">ls</text:span>, <text:span text:style-name="Source_20_Text">cp</text:span>, <text:span text:style-name="Source_20_Text">mkdir</text:span>). Los comandos son sensibles a mayúsculas y minúsculas.</text:p>
        </text:list-item>
        <text:list-item>
          <text:p text:style-name="P42"><text:span text:style-name="Strong_20_Emphasis">Opciones (o Flags/Switches):</text:span> Modifican el comportamiento del comando. Suelen empezar con un guion (<text:span text:style-name="Source_20_Text">-</text:span>) para opciones cortas (una sola letra, a veces se pueden agrupar, e.g., <text:span text:style-name="Source_20_Text">ls -la</text:span>) o dos guiones (<text:span text:style-name="Source_20_Text">--</text:span>) para opciones largas (más descriptivas, e.g., <text:span text:style-name="Source_20_Text">ls --all --human-readable</text:span>).</text:p>
        </text:list-item>
        <text:list-item>
          <text:p text:style-name="P41"><text:span text:style-name="Strong_20_Emphasis">Argumentos:</text:span> Indican sobre qué debe actuar el comando (e.g., nombres de archivo, directorios, texto).</text:p>
        </text:list-item>
      </text:list>
      <text:p text:style-name="Text_20_body"><text:span text:style-name="Strong_20_Emphasis">Ejemplo Desglosado:</text:span><text:span text:style-name="Source_20_Text">ls -l /home/usuario</text:span></text:p>
      <text:list text:style-name="L19">
        <text:list-item>
          <text:p text:style-name="P44"><text:span text:style-name="Source_20_Text">ls</text:span>: El comando (listar contenido de directorio).</text:p>
        </text:list-item>
        <text:list-item>
          <text:p text:style-name="P44"><text:soft-page-break/><text:span text:style-name="Source_20_Text">-l</text:span>: Una opción (mostrar formato largo).</text:p>
        </text:list-item>
        <text:list-item>
          <text:p text:style-name="P43"><text:span text:style-name="Source_20_Text">/home/usuario</text:span>: Un argumento (el directorio cuyo contenido queremos listar).</text:p>
        </text:list-item>
      </text:list>
      <text:p text:style-name="Text_20_body"><text:span text:style-name="Strong_20_Emphasis">Ejecución de Comandos:</text:span></text:p>
      <text:list text:style-name="L20">
        <text:list-item>
          <text:p text:style-name="P46">Escribes el comando completo en el prompt.</text:p>
        </text:list-item>
        <text:list-item>
          <text:p text:style-name="P46">Pulsas <text:span text:style-name="Source_20_Text">Enter</text:span>.</text:p>
        </text:list-item>
        <text:list-item>
          <text:p text:style-name="P46">El shell interpreta la línea: identifica el comando, las opciones y los argumentos.</text:p>
        </text:list-item>
        <text:list-item>
          <text:p text:style-name="P46">El shell busca el programa (<text:span text:style-name="Source_20_Text">ls</text:span> en el ejemplo) en los directorios definidos en la variable de entorno <text:span text:style-name="Source_20_Text">PATH</text:span>.</text:p>
        </text:list-item>
        <text:list-item>
          <text:p text:style-name="P46">Si lo encuentra, le pide al kernel que lo ejecute, pasándole las opciones y argumentos.</text:p>
        </text:list-item>
        <text:list-item>
          <text:p text:style-name="P46">El comando se ejecuta y, generalmente, muestra su salida en la terminal.</text:p>
        </text:list-item>
        <text:list-item>
          <text:p text:style-name="P45">El shell muestra de nuevo el prompt, listo para el siguiente comando.</text:p>
        </text:list-item>
      </text:list>
      <text:p text:style-name="Text_20_body"><text:span text:style-name="Strong_20_Emphasis">Variables de Entorno:</text:span> Son variables que almacenan información sobre el entorno del shell y del sistema, como <text:span text:style-name="Source_20_Text">PATH</text:span> (dónde buscar comandos), <text:span text:style-name="Source_20_Text">HOME</text:span> (directorio personal del usuario), <text:span text:style-name="Source_20_Text">USER</text:span> (nombre de usuario), <text:span text:style-name="Source_20_Text">SHELL</text:span> (shell actual). Se pueden ver con <text:span text:style-name="Source_20_Text">echo $NOMBRE_VARIABLE</text:span> (e.g., <text:span text:style-name="Source_20_Text">echo $PATH</text:span>) y listar todas con <text:span text:style-name="Source_20_Text">env</text:span> o <text:span text:style-name="Source_20_Text">printenv</text:span>.</text:p>
      <text:p text:style-name="Text_20_body"><text:span text:style-name="Strong_20_Emphasis">Pipes (</text:span><text:span text:style-name="Strong_20_Emphasis"><text:span text:style-name="Source_20_Text">|</text:span></text:span><text:span text:style-name="Strong_20_Emphasis">) y Redirecciones (</text:span><text:span text:style-name="Strong_20_Emphasis"><text:span text:style-name="Source_20_Text">&gt;</text:span></text:span><text:span text:style-name="Strong_20_Emphasis">, </text:span><text:span text:style-name="Strong_20_Emphasis"><text:span text:style-name="Source_20_Text">&gt;&gt;</text:span></text:span><text:span text:style-name="Strong_20_Emphasis">, </text:span><text:span text:style-name="Strong_20_Emphasis"><text:span text:style-name="Source_20_Text">&lt;</text:span></text:span><text:span text:style-name="Strong_20_Emphasis">):</text:span></text:p>
      <text:list text:style-name="L21">
        <text:list-item>
          <text:p text:style-name="P48"><text:span text:style-name="Strong_20_Emphasis">Pipe (</text:span><text:span text:style-name="Strong_20_Emphasis"><text:span text:style-name="Source_20_Text">|</text:span></text:span><text:span text:style-name="Strong_20_Emphasis">):</text:span> Envía la salida estándar de un comando a la entrada estándar de otro. Permite encadenar comandos. Ejemplo: <text:span text:style-name="Source_20_Text">ls -l | grep ".txt"</text:span> (lista en formato largo y filtra las líneas que contienen ".txt").</text:p>
        </text:list-item>
        <text:list-item>
          <text:p text:style-name="P48"><text:span text:style-name="Strong_20_Emphasis">Redirección de Salida (</text:span><text:span text:style-name="Strong_20_Emphasis"><text:span text:style-name="Source_20_Text">&gt;</text:span></text:span><text:span text:style-name="Strong_20_Emphasis">):</text:span> Envía la salida estándar de un comando a un archivo (sobrescribiéndolo). Ejemplo: <text:span text:style-name="Source_20_Text">ls -l &gt; lista_archivos.txt</text:span>.</text:p>
        </text:list-item>
        <text:list-item>
          <text:p text:style-name="P48"><text:span text:style-name="Strong_20_Emphasis">Redirección de Salida (Anexar) (</text:span><text:span text:style-name="Strong_20_Emphasis"><text:span text:style-name="Source_20_Text">&gt;&gt;</text:span></text:span><text:span text:style-name="Strong_20_Emphasis">):</text:span> Envía la salida estándar de un comando a un archivo (añadiéndola al final). Ejemplo: <text:span text:style-name="Source_20_Text">date &gt;&gt; log.txt</text:span>.</text:p>
        </text:list-item>
        <text:list-item>
          <text:p text:style-name="P47"><text:span text:style-name="Strong_20_Emphasis">Redirección de Entrada (</text:span><text:span text:style-name="Strong_20_Emphasis"><text:span text:style-name="Source_20_Text">&lt;</text:span></text:span><text:span text:style-name="Strong_20_Emphasis">):</text:span> Toma la entrada estándar de un comando desde un archivo. Ejemplo: <text:span text:style-name="Source_20_Text">sort &lt; archivo_desordenado.txt</text:span>.</text:p>
        </text:list-item>
      </text:list>
      <text:p text:style-name="Text_20_body"><text:span text:style-name="Strong_20_Emphasis">Fuentes y Más Información:</text:span></text:p>
      <text:list text:style-name="L22">
        <text:list-item>
          <text:p text:style-name="P50"><text:a xlink:type="simple" xlink:href="https://www.fing.edu.uy/inco/cursos/sistoper/recursosLaboratorio/tutorial0.pdf" office:target-frame-name="_blank" xlink:show="new" text:style-name="Internet_20_link" text:visited-style-name="Visited_20_Internet_20_Link">Tutorial de Linux Comandos básicos (FING - PDF)</text:a> (Explica sintaxis y ejecución)</text:p>
        </text:list-item>
        <text:list-item>
          <text:p text:style-name="P50"><text:a xlink:type="simple" xlink:href="https://axarnet.es/blog/comandos-linux" office:target-frame-name="_blank" xlink:show="new" text:style-name="Internet_20_link" text:visited-style-name="Visited_20_Internet_20_Link">25 comandos de Linux básicos【Para principiantes】 (Axarnet)</text:a> (Contiene ejemplos de pipes)</text:p>
        </text:list-item>
        <text:list-item>
          <text:p text:style-name="P50"><text:a xlink:type="simple" xlink:href="https://www.youtube.com/watch?v=E-m3S_fHiDA" office:target-frame-name="_blank" xlink:show="new" text:style-name="Internet_20_link" text:visited-style-name="Visited_20_Internet_20_Link">Introducción a la línea de comandos de Linux (YouTube - Webinar)</text:a></text:p>
        </text:list-item>
        <text:list-item>
          <text:p text:style-name="P49"/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1T21:16:36.069092427</dc:date>
    <meta:editing-duration>PT1H31M44S</meta:editing-duration>
    <meta:editing-cycles>6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40" meta:word-count="707" meta:character-count="4440" meta:non-whitespace-character-count="3799"/>
  </office:meta>
</office:document-meta>
</file>